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svg:stroke-width="0.102cm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3" draw:id="id3" draw:layer="layout" svg:width="3.812cm" svg:height="2.155cm" svg:x="1.778cm" svg:y="9.531cm">
          <text:p text:style-name="P1"><text:span text:style-name="T1">HD </text:span></text:p>
          <text:p text:style-name="P1"><text:span text:style-name="T1">Ground Station</text:span></text:p>
        </draw:rect>
        <draw:rect draw:style-name="gr1" draw:text-style-name="P1" xml:id="id2" draw:id="id2" draw:layer="layout" svg:width="3.812cm" svg:height="2.155cm" svg:x="9.088cm" svg:y="6.92cm">
          <text:p text:style-name="P1"><text:span text:style-name="T1">HD Avionics</text:span></text:p>
        </draw:rect>
        <draw:rect draw:style-name="gr1" draw:text-style-name="P1" xml:id="id1" draw:id="id1" draw:layer="layout" svg:width="3.812cm" svg:height="2.155cm" svg:x="9.088cm" svg:y="11.815cm">
          <text:p text:style-name="P1"><text:span text:style-name="T1">HD Avionics</text:span></text:p>
        </draw:rect>
        <draw:connector draw:style-name="gr2" draw:text-style-name="P2" draw:layer="layout" draw:type="line" svg:x1="10.994cm" svg:y1="11.815cm" svg:x2="10.994cm" svg:y2="9.075cm" draw:start-shape="id1" draw:start-glue-point="0" draw:end-shape="id2" draw:end-glue-point="2" svg:d="M10994 11815v-2740">
          <text:p/>
        </draw:connector>
        <draw:connector draw:style-name="gr3" draw:text-style-name="P2" draw:layer="layout" draw:type="line" svg:x1="9.088cm" svg:y1="7.997cm" svg:x2="5.59cm" svg:y2="10.608cm" draw:start-shape="id2" draw:start-glue-point="3" draw:end-shape="id3" svg:d="M9088 7997l-3498 2611">
          <text:p/>
        </draw:connector>
        <draw:connector draw:style-name="gr3" draw:text-style-name="P2" draw:layer="layout" draw:type="line" svg:x1="9.088cm" svg:y1="12.892cm" svg:x2="5.59cm" svg:y2="10.608cm" draw:start-shape="id1" draw:start-glue-point="3" draw:end-shape="id3" draw:end-glue-point="1" svg:d="M9088 12892l-3498-2284">
          <text:p/>
        </draw:connector>
        <draw:rect draw:style-name="gr1" draw:text-style-name="P1" xml:id="id6" draw:id="id6" draw:layer="layout" svg:width="3.812cm" svg:height="2.155cm" svg:x="14.732cm" svg:y="9.531cm">
          <text:p text:style-name="P1"><text:span text:style-name="T1">HD </text:span></text:p>
          <text:p text:style-name="P1"><text:span text:style-name="T1">Ground Station</text:span></text:p>
        </draw:rect>
        <draw:rect draw:style-name="gr1" draw:text-style-name="P1" xml:id="id5" draw:id="id5" draw:layer="layout" svg:width="3.812cm" svg:height="2.155cm" svg:x="22.042cm" svg:y="6.92cm">
          <text:p text:style-name="P1"><text:span text:style-name="T1">FD Avionics</text:span></text:p>
        </draw:rect>
        <draw:rect draw:style-name="gr1" draw:text-style-name="P1" xml:id="id4" draw:id="id4" draw:layer="layout" svg:width="3.812cm" svg:height="2.155cm" svg:x="22.042cm" svg:y="11.815cm">
          <text:p text:style-name="P1"><text:span text:style-name="T1">FD Avionics</text:span></text:p>
        </draw:rect>
        <draw:connector draw:style-name="gr2" draw:text-style-name="P2" draw:layer="layout" draw:type="line" svg:x1="23.948cm" svg:y1="11.815cm" svg:x2="23.948cm" svg:y2="9.075cm" draw:start-shape="id4" draw:start-glue-point="0" draw:end-shape="id5" draw:end-glue-point="2" svg:d="M23948 11815v-2740">
          <text:p/>
        </draw:connector>
        <draw:connector draw:style-name="gr3" draw:text-style-name="P2" draw:layer="layout" draw:type="line" svg:x1="22.042cm" svg:y1="7.997cm" svg:x2="18.544cm" svg:y2="10.608cm" draw:start-shape="id5" draw:start-glue-point="3" draw:end-shape="id6" svg:d="M22042 7997l-3498 2611">
          <text:p/>
        </draw:connector>
        <draw:connector draw:style-name="gr3" draw:text-style-name="P2" draw:layer="layout" draw:type="line" svg:x1="22.042cm" svg:y1="12.892cm" svg:x2="18.544cm" svg:y2="10.608cm" draw:start-shape="id4" draw:start-glue-point="3" draw:end-shape="id6" draw:end-glue-point="1" svg:d="M22042 12892l-3498-2284">
          <text:p/>
        </draw:connector>
        <draw:frame draw:style-name="gr4" draw:layer="layout" svg:width="1.455cm" svg:height="0.963cm" svg:x="8.198cm" svg:y="14.478cm">
          <draw:text-box>
            <text:p>(a)</text:p>
          </draw:text-box>
        </draw:frame>
        <draw:frame draw:style-name="gr5" draw:layer="layout" svg:width="1.277cm" svg:height="0.963cm" svg:x="21.076cm" svg:y="14.531cm">
          <draw:text-box>
            <text:p>(b)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7-12-15T15:07:23.71</meta:creation-date>
    <dc:date>2018-02-09T23:27:14.57</dc:date>
    <dc:creator>Ernest </dc:creator>
    <meta:editing-duration>PT14M15S</meta:editing-duration>
    <meta:editing-cycles>5</meta:editing-cycles>
    <meta:generator>OpenOffice/4.1.2$Win32 OpenOffice.org_project/412m3$Build-9782</meta:generator>
    <meta:document-statistic meta:object-count="37"/>
  </office:meta>
</office:document-meta>
</file>